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ertus Extra Bold" svg:font-family="'Albertus Extra Bold'"/>
    <style:font-face style:name="Arial1" svg:font-family="Arial, Helvetica, sans-serif"/>
    <style:font-face style:name="TimesNewRomanPSMT" svg:font-family="TimesNewRomanPSMT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0pt"/>
    </style:style>
    <style:style style:name="P2" style:family="paragraph" style:parent-style-name="Text_20_body">
      <style:text-properties style:font-name="Times New Roman" fo:font-size="10pt" fo:language="pl" fo:country="PL"/>
    </style:style>
    <style:style style:name="P3" style:family="paragraph" style:parent-style-name="Text_20_body">
      <style:text-properties style:font-name="Times New Roman" fo:font-size="14pt" fo:language="pl" fo:country="PL"/>
    </style:style>
    <style:style style:name="P4" style:family="paragraph" style:parent-style-name="Text_20_body">
      <style:text-properties style:font-name="Times New Roman" fo:font-size="14pt" fo:language="pl" fo:country="PL" style:font-size-asian="14pt" style:font-size-complex="14pt"/>
    </style:style>
    <style:style style:name="P5" style:family="paragraph" style:parent-style-name="Text_20_body">
      <style:text-properties style:font-name="Times New Roman" fo:font-size="20pt" fo:language="pl" fo:country="PL"/>
    </style:style>
    <style:style style:name="P6" style:family="paragraph" style:parent-style-name="Text_20_body">
      <style:text-properties style:font-name="Times New Roman" fo:font-size="13pt" fo:language="pl" fo:country="PL"/>
    </style:style>
    <style:style style:name="P7" style:family="paragraph" style:parent-style-name="Text_20_body">
      <style:text-properties style:font-name="Times New Roman" fo:language="pl" fo:country="PL"/>
    </style:style>
    <style:style style:name="P8" style:family="paragraph" style:parent-style-name="Text_20_body">
      <style:text-properties fo:font-size="10pt" fo:language="pl" fo:country="PL" style:font-size-asian="10pt" style:font-size-complex="10pt"/>
    </style:style>
    <style:style style:name="P9" style:family="paragraph" style:parent-style-name="Standard">
      <style:text-properties style:font-name="Times New Roman" fo:language="pl" fo:country="PL"/>
    </style:style>
    <style:style style:name="P10" style:family="paragraph" style:parent-style-name="Text_20_body">
      <style:text-properties style:font-name="Times New Roman" fo:font-size="14pt" fo:language="pl" fo:country="PL"/>
    </style:style>
    <style:style style:name="P11" style:family="paragraph" style:parent-style-name="Text_20_body">
      <style:text-properties style:font-name="Times New Roman" fo:font-size="14pt" fo:language="pl" fo:country="PL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Times New Roman" fo:font-size="14pt" fo:language="pl" fo:country="PL" officeooo:rsid="000d2cd5" officeooo:paragraph-rsid="000d2cd5" style:font-size-asian="14pt" style:font-size-complex="14pt"/>
    </style:style>
    <style:style style:name="P13" style:family="paragraph" style:parent-style-name="Text_20_body">
      <style:text-properties style:font-name="Times New Roman" fo:font-size="10pt" fo:language="pl" fo:country="PL"/>
    </style:style>
    <style:style style:name="P14" style:family="paragraph" style:parent-style-name="Text_20_body">
      <style:text-properties style:font-name="Times New Roman" fo:font-size="10pt" fo:language="pl" fo:country="PL" officeooo:paragraph-rsid="000d2cd5" style:font-size-asian="10pt" style:font-size-complex="10pt"/>
    </style:style>
    <style:style style:name="P15" style:family="paragraph" style:parent-style-name="Text_20_body">
      <style:text-properties style:font-name="Times New Roman" fo:font-size="10pt" fo:language="pl" fo:country="PL" officeooo:rsid="000d43d0" officeooo:paragraph-rsid="000d43d0"/>
    </style:style>
    <style:style style:name="P16" style:family="paragraph" style:parent-style-name="Text_20_body">
      <style:text-properties fo:font-size="10pt" fo:language="pl" fo:country="PL" officeooo:paragraph-rsid="000d43d0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variant="normal" fo:text-transform="none" fo:color="#444444" style:font-name="Times New Roman" fo:font-size="7.94999980926514pt" fo:letter-spacing="normal" fo:language="pl" fo:country="P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444444" style:font-name="Times New Roman" fo:letter-spacing="normal" fo:language="pl" fo:country="PL" fo:font-style="normal" fo:font-weight="normal" style:font-style-asian="normal" style:font-style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3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language="pl" fo:country="PL" style:font-size-asian="10pt" style:font-size-complex="10pt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officeooo:rsid="000d43d0"/>
    </style:style>
    <style:style style:name="T12" style:family="text">
      <style:text-properties style:font-name="Times New Roman" officeooo:rsid="000d2cd5"/>
    </style:style>
    <style:style style:name="T13" style:family="text">
      <style:text-properties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style:font-name="Times New Roman1"/>
    </style:style>
    <style:style style:name="T16" style:family="text">
      <style:text-properties officeooo:rsid="000d2cd5"/>
    </style:style>
    <style:style style:name="T17" style:family="text">
      <style:text-properties style:font-name="Times New Roman" officeooo:rsid="000d43d0"/>
    </style:style>
    <style:style style:name="T18" style:family="text">
      <style:text-properties style:font-name="Times New Roman" officeooo:rsid="000d2cd5"/>
    </style:style>
    <style:style style:name="T19" style:family="text">
      <style:text-properties style:font-name="Times New Roman" fo:language="en" fo:country="US"/>
    </style:style>
    <style:style style:name="T20" style:family="text">
      <style:text-properties style:font-name="Times New Roman" fo:language="en" fo:country="US" officeooo:rsid="000d43d0"/>
    </style:style>
    <style:style style:name="T21" style:family="text">
      <style:text-properties fo:color="#000000" style:font-name="Times New Roman" fo:font-weight="normal" officeooo:rsid="000d43d0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2.5799in, 0in, 1.29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/text:p>
      <text:p text:style-name="P5"><draw:frame draw:style-name="fr1" draw:name="grafika1" text:anchor-type="paragraph" svg:x="4.6307in" svg:y="0.2043in" svg:width="1.3402in" svg:height="1.6228in" draw:z-index="0"><draw:image/></draw:frame>Marcin Stolarek </text:p>
      <text:p text:style-name="P6"><text:span text:style-name="T2">data urodzenia:</text:span> 8.X.1986 </text:p>
      <text:p text:style-name="P7"><text:span text:style-name="T2">telefon:</text:span><text:span text:style-name="T7"> 505 938 087</text:span></text:p>
      <text:p text:style-name="P7"><text:span text:style-name="T2">adres: </text:span><text:span text:style-name="T7">Szczęśliwicka 7/9 Warszawa</text:span></text:p>
      <text:p text:style-name="Text_20_body"><text:span text:style-name="T9">www: </text:span><text:a xlink:type="simple" xlink:href="http://www.icm.edu.pl/~mstol">www.icm.edu.pl/~mstol</text:a></text:p>
      <text:p text:style-name="Text_20_body"><text:span text:style-name="T9">email: </text:span><text:a xlink:type="simple" xlink:href="mailto:mstol@igf.fuw.edu.pl">mstol@igf.fuw.edu.pl</text:a><text:span text:style-name="T9"><text:tab/></text:span></text:p>
      <text:p text:style-name="P3">Wykształcenie: </text:p>
      <text:p text:style-name="P2">2010-2015 Studia doktoranckie na Wydziale Fizyki Uniwersytetu Warszawskiego, specjalność fotonika. <text:s text:c="18"/>2005-2010 Studia magisterskie na Wydziale Fizyki Uniwersytetu Warszawskiego, specjalność optyka fourierowska i przetwarzanie informacji <text:s text:c="143"/>2008-2011 Studia inżynierskie na Wydziale Elektroniki i Technik Informacyjnych Politechniki Warszawskiej, kierunek Informatyka (przerwane)</text:p>
      <text:p text:style-name="P11">Kursy:</text:p>
      <text:p text:style-name="P8"><text:span text:style-name="T8">2013 NATO – Advanced Study Institute Nanomaterials and Nanoarchitectures, Cork <text:s text:c="60"/></text:span><text:span text:style-name="T10">2011 Summer school: 'New Frontiers in Optical Technologies', </text:span><text:span text:style-name="T14">Tampere University of Technology <text:s text:c="27"/></text:span><text:span text:style-name="T8">2011 „Summer school on Plasmonics”, </text:span><text:span text:style-name="T15">É</text:span><text:span text:style-name="T8">cole Polytechnique F</text:span><text:span text:style-name="T15">é</text:span><text:span text:style-name="T8">d</text:span><text:span text:style-name="T15">é</text:span><text:span text:style-name="T8">rale de Lausanne</text:span></text:p>
      <text:p text:style-name="P7"><text:span text:style-name="T6">Praca zawodowa:</text:span><text:span text:style-name="T1"> <text:s/></text:span></text:p>
      <text:p text:style-name="P7"><text:span text:style-name="T1">2015- Administrator klastrów webowych w docplanner.com <text:s text:c="88"/>2010-2013 Praca dydaktyczna na wydziale Fizyki. Zajęcia na Pracowni Fizycznej, oraz ćwiczenia z Fotoniki. <text:s text:c="9"/>2009- Architekt systemów </text:span><text:span text:style-name="T3">High Performance Computing</text:span><text:span text:style-name="T1"> w ICM Uniwersytet Warszawski. <text:s text:c="37"/>2008-2009 Programista w ICM Uniwersytet Warszawski. </text:span></text:p>
      <text:p text:style-name="P4">Projekty:</text:p>
      <text:p text:style-name="P14">2013 – Współpraca przy migracji serwisu <text:a xlink:type="simple" xlink:href="http://www.eufar.net/">www.eufar.net</text:a> <text:s text:c="99"/><text:span text:style-name="T16">2012-2015 plgrid plus – dziedzinowo zorientowane usługi i zasoby infrastruktury PL-Grid.</text:span> <text:s text:c="87"/>2012-2013 Detektor promieniowania THz oparty na tranzystorach planarnych. <text:s text:c="57"/>2009-2013 Metamateriał plazmoniczny - liniowa filtracja przestrzenna nie ograniczona dyfrakcyjnie <text:s text:c="39"/><text:span text:style-name="T16">2009-2012 PL-Grid – buodowa infrastruktury obliczeniowej dla polskiej społeczności naukowej <text:s text:c="16"/></text:span><text:s text:c="14"/>2009-2011 Superpryzmat plazmoniczny</text:p>
      <text:p text:style-name="P3"><text:span text:style-name="T13">Lista publikacji <text:s text:c="121"/></text:span><text:span text:style-name="T2">(w osobnym załączniku)</text:span></text:p>
      <text:p text:style-name="P12">Uczestnictwo w konferencjach:</text:p>
      <text:p text:style-name="P16"><text:span text:style-name="T21">2015 – </text:span><text:span text:style-name="Strong_20_Emphasis"><text:span text:style-name="T21">Progress In Electromagnetics Research Symposium (PIERS), Praga <text:s text:c="65"/></text:span></text:span><text:span text:style-name="T11">2015 – CeBIT, otwarta prezentacja największej w histrorii instalacji HPC Huawei, Hanover <text:s text:c="41"/></text:span><text:span text:style-name="T12">2014 - </text:span><text:bookmark text:name="firstHeading"/><text:span text:style-name="T10">Disk Pool Manager </text:span><text:span text:style-name="T20">BoF, CERN Genewa <text:s text:c="107"/></text:span><text:span text:style-name="T12">2013 - 15th International Conference on Transparent Optical Networks, Kartagena <text:s text:c="53"/>2013 - Polish Network Operators Group Meeting, Kraków <text:s text:c="92"/>2012 - 14th International Conference on Transparent Optical Networks, Coventr <text:s text:c="77"/></text:span><text:span text:style-name="T11">2012 – Days on Diffraction, Petersburg <text:s text:c="63"/></text:span><text:span text:style-name="T12"><text:s text:c="58"/>2011 - 13th International Conference</text:span><text:span text:style-name="T12"> on Transparent Optical Networks, Sztokholm <text:s text:c="53"/>2</text:span><text:span text:style-name="T11">011 - Cracow Grid Workshop, Kraków</text:span></text:p>
      <text:p text:style-name="P3"><text:span text:style-name="T13">Podsumowanie działalności naukowej: <text:s text:c="73"/></text:span><text:span text:style-name="T1">(w/g Web of Science)<text:tab/><text:tab/><text:tab/><text:tab/><text:tab/><text:tab/>(w/g Scopus)<text:tab/><text:tab/><text:tab/><text:line-break/>Artykułów: 15 <text:tab/><text:tab/><text:tab/><text:tab/><text:tab/><text:tab/><text:tab/>Artykułów: 24<text:line-break/>Liczba cytowań: 26 <text:s text:c="81"/>Liczba cytowań: 43 <text:s text:c="87"/>Liczba cytowań z wyłączeniem autocytowań: 22 <text:s text:c="35"/>Liczba cytowań z wyłączeniem autocytowań: 33 <text:s text:c="7"/>Liczba artykułów z cytowaniami: 25 <text:s text:c="54"/>Liczba artykułów z cytowaniami: 40<text:line-break/>h-index: 2 <text:s text:c="96"/>h-index: 3</text:span></text:p>
      <text:p text:style-name="P3"><text:soft-page-break/>Kwalifikacje i umiejętności: </text:p>
      <text:p text:style-name="P2">Języki: angielski (dobry w mowie i piśmie), niemiecki (podstawowy)</text:p>
      <text:p text:style-name="P2">Programowanie: C++, bash, python.</text:p>
      <text:p text:style-name="P15">Technologie informatyczne: sieci komputerowe ( tcp/ip, DNS, DHCP), baz danych (MySQL/MariaDB, LDAP, mongo, elasticsearch), kofiguracji wysokiej dostępności (ang. HA – high-availibility) opartej o rozwiązania w różnych warstwach modelu OSI, narzędzia i metodyka orkiestracji rozbudowanych infrastruktur IT (ansible, nfsroot).</text:p>
      <text:p text:style-name="P15">Aktywność open-source: wkład w rozwój Slurm (system kolejkowy używany obecnie na większości ze 100 najszybszych komputerów na świecie, wg top500.org), ansible ( system orkiestracji używany obecnie m.in. przez Apple, Atlassian, NASA, Juniper Networks) </text:p>
      <text:p text:style-name="P2">Fizyka: numeryczne modelowanie zjawisk fizycznych związanych z elektromagnetyzmem. <text:s/></text:p>
      <text:p text:style-name="P3">Dodatkowe informacje: </text:p>
      <text:p text:style-name="P2">Hobby:sport (siatkowka, koszykowka), film (F.Fellini, M.Antonioni, L.Majewski, kino spektaklu), elektronika (AVR, sterowanie ogrzewaniem), LAMP (Linux+Apache+Mysql+PHP) </text:p>
      <text:p text:style-name="P1"><text:span text:style-name="Emphasis"><text:span text:style-name="T5">Cechy osobowości: pracowitość, zdolność szybkiego podejmowania decyzji, samodzielność, umiejętność odnalezienia się w grupie w różnych rolach.</text:span></text:span><text:span text:style-name="Emphasis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ertus Extra Bold" svg:font-family="'Albertus Extra Bold'"/>
    <style:font-face style:name="Arial1" svg:font-family="Arial, Helvetica, sans-serif"/>
    <style:font-face style:name="TimesNewRomanPSMT" svg:font-family="TimesNewRomanPSMT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6:00</meta:creation-date>
    <dc:date>2016-03-24T16:25:23.689932218</dc:date>
    <meta:editing-duration>PT8H50M30S</meta:editing-duration>
    <meta:editing-cycles>15</meta:editing-cycles>
    <meta:generator>LibreOffice/4.2.8.2$Linux_X86_64 LibreOffice_project/420m0$Build-2</meta:generator>
    <dc:creator>cinek </dc:creator>
    <meta:document-statistic meta:table-count="0" meta:image-count="1" meta:object-count="0" meta:page-count="2" meta:paragraph-count="28" meta:word-count="429" meta:character-count="5501" meta:non-whitespace-character-count="3203"/>
  </office:meta>
</office:document-meta>
</file>